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officeooo:rsid="00235a21" officeooo:paragraph-rsid="00235a21"/>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Standard">
      <style:text-properties style:font-name="FreeSerif" fo:font-size="12pt" officeooo:rsid="001c6261" officeooo:paragraph-rsid="0026256e" style:font-size-asian="12pt" style:font-size-complex="12pt"/>
    </style:style>
    <style:style style:name="P5" style:family="paragraph" style:parent-style-name="Heading_20_2">
      <style:text-properties style:font-name="FreeSans" fo:font-size="14pt" officeooo:rsid="0024a4aa" officeooo:paragraph-rsid="0024a4aa" style:font-size-asian="14pt" style:font-size-complex="14pt"/>
    </style:style>
    <style:style style:name="P6" style:family="paragraph" style:parent-style-name="Heading_20_3">
      <style:text-properties style:font-name="FreeSans" fo:font-size="12pt" fo:font-weight="bold" officeooo:rsid="0026256e" officeooo:paragraph-rsid="0026256e" style:font-name-asian="Noto Sans CJK SC" style:font-size-asian="12pt" style:font-weight-asian="bold" style:font-name-complex="Droid Sans Devanagari" style:font-size-complex="12pt" style:font-weight-complex="bold"/>
    </style:style>
    <style:style style:name="T1" style:family="text">
      <style:text-properties officeooo:rsid="001c6261"/>
    </style:style>
    <style:style style:name="T2" style:family="text">
      <style:text-properties officeooo:rsid="001dde4c"/>
    </style:style>
    <style:style style:name="T3" style:family="text">
      <style:text-properties officeooo:rsid="0026256e"/>
    </style:style>
    <style:style style:name="T4" style:family="text">
      <style:text-properties officeooo:rsid="0026f0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Simon Bertlin</text:h>
      <text:h text:style-name="P6" text:outline-level="3">Sprint 1</text:h>
      <text:p text:style-name="P3">During the planning phase I worked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I’ve helped created scrum boards in trello for the project and wrote the backlog and software requirement specification. I assisted in creating the user-case diagram. I’ve been directing the workflow making sure that the group members know what is being worked on and what needs to be worked on.</text:span></text:p>
      <text:h text:style-name="Heading_20_3" text:outline-level="3">Sprint <text:span text:style-name="T3">2</text:span></text:h>
      <text:p text:style-name="P4">I’ve helped to plan the database and participated in the discussion on how to setup the database. Further I’ve selected the android part of the projected. Before we started work, the group members agreed on completing lab 3 in the course first so that we understand different type of patterns for creating good code. <text:span text:style-name="T4">I and a few other group members then had a public presentation for the rest of the group to make sure everyone understood the design patterns before starting to write code.</text:span> <text:span text:style-name="T4">I’ve also helped set up some of the rules for how to write certain parts of the report such as code blocks. Further I’ve started work on the GUI of the application my responsibility has been to make the login screen live up to the mock up.</text:span></text:p>
      <text:h text:style-name="Heading_20_3" text:outline-level="3">Sprint <text:span text:style-name="T3">3</text:span></text:h>
      <text:p text:style-name="P2">asd</text:p>
      <text:h text:style-name="Heading_20_3" text:outline-level="3">Sprint <text:span text:style-name="T3">4</text:span></text:h>
      <text:p text:style-name="P2">as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7:01:22.420383868</meta:creation-date>
    <dc:date>2020-02-14T07:58:02.373184489</dc:date>
    <meta:editing-duration>PT1H19M7S</meta:editing-duration>
    <meta:editing-cycles>13</meta:editing-cycles>
    <meta:generator>LibreOffice/6.3.4.2.0$Linux_X86_64 LibreOffice_project/30$Build-2</meta:generator>
    <meta:document-statistic meta:table-count="0" meta:image-count="0" meta:object-count="0" meta:page-count="1" meta:paragraph-count="9" meta:word-count="240" meta:character-count="1345" meta:non-whitespace-character-count="1114"/>
  </office:meta>
</office:document-meta>
</file>